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065cm" draw:marker-end="Arrow" draw:marker-end-width="0.265cm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none" svg:stroke-width="0.04cm" svg:stroke-color="#000000" draw:marker-start-width="0.065cm" draw:marker-end-width="0.065cm" draw:fill="none" draw:fill-color="#ffffff" fo:min-height="0.4cm"/>
    </style:style>
    <style:style style:name="gr3" style:family="graphic" style:parent-style-name="standard">
      <style:graphic-properties svg:stroke-width="0.05cm" svg:stroke-color="#000000" draw:marker-start-width="0.08cm" draw:marker-end-width="0.0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4cm"/>
    </style:style>
    <style:style style:name="gr5" style:family="graphic" style:parent-style-name="standard">
      <style:graphic-properties draw:stroke="none" svg:stroke-width="0.03cm" svg:stroke-color="#000000" draw:marker-start-width="0.05cm" draw:marker-end-width="0.05cm" draw:fill="none" draw:fill-color="#ffffff" fo:min-height="0.4cm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1.098cm"/>
    </style:style>
    <style:style style:name="gr8" style:family="graphic" style:parent-style-name="standard">
      <style:graphic-properties svg:stroke-width="0.04cm" svg:stroke-color="#666666" draw:marker-start-width="0.275cm" draw:marker-end="Arrow" draw:marker-end-width="0.275cm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svg:stroke-width="0.04cm" svg:stroke-color="#000000" draw:marker-start-width="0.265cm" draw:marker-end="Arrow" draw:marker-end-width="0.265cm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draw:stroke="none" svg:stroke-width="0.05cm" svg:stroke-color="#666666" draw:marker-start-width="0.08cm" draw:marker-end-width="0.08cm" draw:fill="none" draw:fill-color="#ffffff" fo:min-height="0.4cm"/>
    </style:style>
    <style:style style:name="gr11" style:family="graphic" style:parent-style-name="standard">
      <style:graphic-properties svg:stroke-width="0.05cm" svg:stroke-color="#666666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4cm" svg:stroke-color="#666666" draw:marker-start-width="0.265cm" draw:marker-end="Arrow" draw:marker-end-width="0.265cm" draw:textarea-vertical-align="middle" fo:padding-top="0.145cm" fo:padding-bottom="0.145cm" fo:padding-left="0.27cm" fo:padding-right="0.27cm"/>
    </style:style>
    <style:style style:name="gr13" style:family="graphic" style:parent-style-name="standard">
      <style:graphic-properties draw:stroke="none" svg:stroke-width="0.05cm" svg:stroke-color="#000000" draw:marker-start-width="0.08cm" draw:marker-end-width="0.0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svg:stroke-width="0.04cm" svg:stroke-color="#000000" draw:marker-start-width="0.275cm" draw:marker-end="Arrow" draw:marker-end-width="0.275cm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svg:stroke-width="0.04cm" svg:stroke-color="#000000" draw:marker-start-width="0.27cm" draw:marker-end="Arrow" draw:marker-end-width="0.37cm" draw:textarea-vertical-align="middle" fo:padding-top="0.145cm" fo:padding-bottom="0.145cm" fo:padding-left="0.27cm" fo:padding-right="0.27cm"/>
    </style:style>
    <style:style style:name="gr16" style:family="graphic" style:parent-style-name="standard">
      <style:graphic-properties svg:stroke-width="0.04cm" svg:stroke-color="#666666" draw:marker-start="" draw:marker-start-width="0.265cm" draw:marker-end="Arrow" draw:marker-end-width="0.265cm" draw:textarea-vertical-align="middle" fo:padding-top="0.145cm" fo:padding-bottom="0.145cm" fo:padding-left="0.27cm" fo:padding-right="0.27cm"/>
    </style:style>
    <style:style style:name="gr17" style:family="graphic" style:parent-style-name="standard">
      <style:graphic-properties svg:stroke-width="0.04cm" svg:stroke-color="#666666" draw:marker-start="Arrow" draw:marker-start-width="0.265cm" draw:marker-end="" draw:marker-end-width="0.265cm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text-properties fo:font-size="13pt" fo:font-style="italic" style:font-size-asian="13pt" style:font-style-asian="italic" style:font-size-complex="13pt" style:font-style-complex="italic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color="#666666"/>
    </style:style>
    <style:style style:name="P5" style:family="paragraph">
      <style:paragraph-properties fo:text-align="center"/>
      <style:text-properties fo:color="#000000"/>
    </style:style>
    <style:style style:name="P6" style:family="paragraph">
      <style:paragraph-properties fo:line-height="100%"/>
    </style:style>
    <style:style style:name="P7" style:family="paragraph">
      <style:text-properties fo:color="#000000" fo:font-size="13pt" style:font-size-asian="13pt" style:font-size-complex="13pt"/>
    </style:style>
    <style:style style:name="P8" style:family="paragraph">
      <style:text-properties fo:color="#666666" fo:font-size="11pt" fo:font-style="italic" style:font-size-asian="11pt" style:font-style-asian="italic" style:font-size-complex="11pt" style:font-style-complex="italic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Arial" style:font-family-generic="roman" style:font-pitch="variable" fo:font-size="14pt" fo:font-style="italic" style:font-family-asian="Arial" style:font-family-generic-asian="roman" style:font-pitch-asian="variable" style:font-size-asian="14pt" style:font-style-asian="italic" style:font-family-complex="Arial" style:font-family-generic-complex="roman" style:font-pitch-complex="variable" style:font-size-complex="14pt" style:font-style-complex="italic"/>
    </style:style>
    <style:style style:name="P11" style:family="paragraph">
      <style:text-properties fo:color="#666666"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000000"/>
    </style:style>
    <style:style style:name="T5" style:family="text">
      <style:text-properties fo:color="#000000" style:text-outline="false" style:text-line-through-style="none" fo:font-family="Arial" style:font-family-generic="roman" style:font-pitch="variable" fo:font-size="11pt" fo:font-style="italic" fo:text-shadow="none" style:text-underline-style="none" fo:font-weight="normal" style:letter-kerning="true" style:font-family-asian="Arial" style:font-family-generic-asian="roman" style:font-pitch-asian="variable" style:font-size-asian="11pt" style:font-style-asian="italic" style:font-weight-asian="normal" style:font-family-complex="Arial" style:font-family-generic-complex="roman" style:font-pitch-complex="variable" style:font-size-complex="6.30000019073486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Arial" style:font-family-generic-asian="roman" style:font-pitch-asian="variable" style:font-size-asian="11pt" style:font-style-asian="normal" style:font-weight-asian="normal" style:font-family-complex="Arial" style:font-family-generic-complex="roman" style:font-pitch-complex="variable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SimSun" style:font-family-generic-asian="system" style:font-pitch-asian="variable" style:font-size-asian="11pt" style:font-style-asian="normal" style:font-weight-asian="normal" style:font-family-complex="'Lucida Sans'" style:font-family-generic-complex="system" style:font-pitch-complex="variable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666666" fo:font-size="11pt" fo:font-style="italic" style:font-size-asian="11pt" style:font-style-asian="italic" style:font-size-complex="11pt" style:font-style-complex="italic"/>
    </style:style>
    <style:style style:name="T9" style:family="text">
      <style:text-properties fo:color="#666666"/>
    </style:style>
    <style:style style:name="T10" style:family="text">
      <style:text-properties fo:font-family="Arial" style:font-family-generic="roman" style:font-pitch="variable" fo:font-size="14pt" fo:font-style="italic" style:font-family-asian="Arial" style:font-family-generic-asian="roman" style:font-pitch-asian="variable" style:font-size-asian="14pt" style:font-style-asian="italic" style:font-family-complex="Arial" style:font-family-generic-complex="roman" style:font-pitch-complex="variable" style:font-size-complex="14pt" style:font-style-complex="italic"/>
    </style:style>
    <style:style style:name="T11" style:family="text">
      <style:text-properties fo:color="#666666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3.2cm" svg:y1="9.75cm" svg:x2="17.2cm" svg:y2="9.75cm" draw:start-shape="id1" draw:start-glue-point="1" draw:end-shape="id2" draw:end-glue-point="3" svg:d="m13200 9750h4000">
          <text:p/>
        </draw:connector>
        <draw:frame draw:style-name="gr2" draw:text-style-name="P2" draw:layer="layout" svg:width="2.5cm" svg:height="0.763cm" svg:x="13.4cm" svg:y="9.061cm">
          <draw:text-box>
            <text:p><text:span text:style-name="T1">netlist</text:span></text:p>
          </draw:text-box>
        </draw:frame>
        <draw:g xml:id="id10" draw:id="id10">
          <draw:glue-point draw:id="4" svg:x="-1.734cm" svg:y="5.002cm"/>
          <draw:glue-point draw:id="5" svg:x="-2.346cm" svg:y="5.002cm"/>
          <draw:custom-shape draw:style-name="gr3" draw:text-style-name="P1" xml:id="id1" draw:id="id1" draw:layer="layout" svg:width="4.8cm" svg:height="1.7cm" svg:x="8.4cm" svg:y="8.9cm">
            <draw:glue-point draw:id="4" svg:x="-5cm" svg:y="-2.647cm"/>
            <text:p text:style-name="P1">draw<text:line-break/>schematic</text:p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8cm" svg:height="0.763cm" svg:x="8.3cm" svg:y="8.237cm">
            <draw:text-box>
              <text:p><text:span text:style-name="T1">EESchema</text:span></text:p>
            </draw:text-box>
          </draw:frame>
        </draw:g>
        <draw:g>
          <draw:custom-shape draw:style-name="gr3" draw:text-style-name="P1" xml:id="id2" draw:id="id2" draw:layer="layout" svg:width="4.8cm" svg:height="1.7cm" svg:x="17.2cm" svg:y="8.9cm">
            <draw:glue-point draw:id="4" svg:x="-5cm" svg:y="-3.823cm"/>
            <draw:glue-point draw:id="5" svg:x="-5cm" svg:y="-2.058cm"/>
            <draw:glue-point draw:id="6" svg:x="2.291cm" svg:y="-5cm"/>
            <text:p text:style-name="P1">add<text:line-break/>footprint</text:p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8cm" svg:height="0.763cm" svg:x="17cm" svg:y="8.237cm">
            <draw:text-box>
              <text:p><text:span text:style-name="T1">CVpcb</text:span></text:p>
            </draw:text-box>
          </draw:frame>
        </draw:g>
        <draw:connector draw:style-name="gr1" draw:text-style-name="P1" draw:layer="layout" svg:x1="19.6cm" svg:y1="10.6cm" svg:x2="19.604cm" svg:y2="13.8cm" draw:start-shape="id2" draw:end-shape="id3" svg:d="m19600 10600v1600h4v1600">
          <text:p/>
        </draw:connector>
        <draw:frame draw:style-name="gr5" draw:text-style-name="P2" draw:layer="layout" svg:width="2.5cm" svg:height="0.763cm" draw:transform="rotate (1.5707963267949) translate (18.9cm 13.1cm)">
          <draw:text-box>
            <text:p><text:span text:style-name="T1">netlist</text:span></text:p>
          </draw:text-box>
        </draw:frame>
        <draw:custom-shape draw:style-name="gr3" draw:text-style-name="P1" xml:id="id3" draw:id="id3" draw:layer="layout" svg:width="4.8cm" svg:height="1.7cm" svg:x="17.204cm" svg:y="13.8cm">
          <draw:glue-point draw:id="4" svg:x="-5cm" svg:y="-2.647cm"/>
          <draw:glue-point draw:id="5" svg:x="-2.508cm" svg:y="5cm"/>
          <draw:glue-point draw:id="6" svg:x="-2.091cm" svg:y="5cm"/>
          <text:p text:style-name="P1">layout<text:line-break/>circuit board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8cm" svg:height="0.763cm" svg:x="17.1cm" svg:y="13.137cm">
          <draw:text-box>
            <text:p><text:span text:style-name="T1">PCBnew</text:span></text:p>
          </draw:text-box>
        </draw:frame>
        <draw:connector draw:style-name="gr1" draw:text-style-name="P1" draw:layer="layout" draw:type="line" svg:x1="22.004cm" svg:y1="14.65cm" svg:x2="24.237cm" svg:y2="14.65cm" draw:start-shape="id3" draw:start-glue-point="1" draw:end-shape="id4" draw:end-glue-point="3" svg:d="m22004 14650h2233">
          <text:p/>
        </draw:connector>
        <draw:g>
          <draw:custom-shape draw:style-name="gr6" draw:text-style-name="P1" xml:id="id9" draw:id="id9" draw:layer="layout" svg:width="4.8cm" svg:height="1.7cm" svg:x="1.1cm" svg:y="6.6cm">
            <text:p text:style-name="P1">draw<text:line-break/>lib. component</text:p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5.3cm" svg:height="1.348cm" svg:x="0.9cm" svg:y="5.537cm">
            <draw:text-box>
              <text:p><text:span text:style-name="T2">EESchema</text:span><text:span text:style-name="T3"><text:line-break/></text:span><text:span text:style-name="T3">(Component Library Editor)</text:span></text:p>
            </draw:text-box>
          </draw:frame>
        </draw:g>
        <draw:connector draw:style-name="gr8" draw:text-style-name="P4" draw:layer="layout" svg:x1="5.9cm" svg:y1="4.15cm" svg:x2="8.4cm" svg:y2="9.301cm" draw:start-shape="id5" svg:d="m5900 4150h1308v5151h1192">
          <text:p/>
        </draw:connector>
        <draw:connector draw:style-name="gr9" draw:text-style-name="P4" draw:layer="layout" svg:x1="14.1cm" svg:y1="3.65cm" svg:x2="17.2cm" svg:y2="9.101cm" draw:start-shape="id6" draw:start-glue-point="1" draw:end-shape="id2" draw:end-glue-point="4" svg:d="m14100 3650h1550v5451h1550">
          <text:p/>
        </draw:connector>
        <draw:custom-shape draw:style-name="gr3" draw:text-style-name="P5" xml:id="id6" draw:id="id6" draw:layer="layout" svg:width="4.8cm" svg:height="1.7cm" svg:x="9.3cm" svg:y="2.8cm">
          <draw:glue-point draw:id="4" svg:x="1.875cm" svg:y="-5cm"/>
          <draw:glue-point draw:id="5" svg:x="3.75cm" svg:y="-5cm"/>
          <text:p text:style-name="P1"><text:span text:style-name="T4">draw</text:span><text:span text:style-name="T4"><text:line-break/></text:span><text:span text:style-name="T4">footprint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3cm" svg:height="1.115cm" svg:x="9.2cm" svg:y="1.7cm">
          <draw:text-box>
            <text:p text:style-name="P6"><text:span text:style-name="T5">PCBnew</text:span><text:span text:style-name="T6"><text:line-break/></text:span><text:span text:style-name="T7">(Module Editor)</text:span></text:p>
          </draw:text-box>
        </draw:frame>
        <draw:g>
          <draw:frame draw:style-name="gr10" draw:text-style-name="P8" draw:layer="layout" svg:width="3.8cm" svg:height="0.683cm" svg:x="9.1cm" svg:y="4.637cm">
            <draw:text-box>
              <text:p><text:span text:style-name="T8">internet</text:span></text:p>
            </draw:text-box>
          </draw:frame>
          <draw:custom-shape draw:style-name="gr11" draw:text-style-name="P4" xml:id="id7" draw:id="id7" draw:layer="layout" svg:width="4.8cm" svg:height="1.7cm" svg:x="9.3cm" svg:y="5.3cm">
            <text:p text:style-name="P1"><text:span text:style-name="T9">get or make</text:span><text:span text:style-name="T9"><text:line-break/></text:span><text:span text:style-name="T9">footprint</text:span></text:p>
            <draw:enhanced-geometry svg:viewBox="0 0 21600 21600" draw:type="rectangle" draw:enhanced-path="M 0 0 L 21600 0 21600 21600 0 21600 0 0 Z N"/>
          </draw:custom-shape>
        </draw:g>
        <draw:connector draw:style-name="gr12" draw:text-style-name="P4" draw:layer="layout" draw:line-skew="-0.25cm" svg:x1="14.1cm" svg:y1="6.15cm" svg:x2="17.2cm" svg:y2="9.401cm" draw:start-shape="id7" draw:start-glue-point="1" draw:end-shape="id2" draw:end-glue-point="5" svg:d="m14100 6150h1300v3251h1800">
          <text:p/>
        </draw:connector>
        <draw:g>
          <draw:custom-shape draw:style-name="gr11" draw:text-style-name="P4" xml:id="id5" draw:id="id5" draw:layer="layout" svg:width="4.8cm" svg:height="1.7cm" svg:x="1.1cm" svg:y="3.3cm">
            <text:p text:style-name="P1"><text:span text:style-name="T9">get or make</text:span><text:span text:style-name="T9"><text:line-break/></text:span><text:span text:style-name="T9">lib. component</text:span></text:p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3.8cm" svg:height="0.683cm" svg:x="0.9cm" svg:y="2.637cm">
            <draw:text-box>
              <text:p><text:span text:style-name="T8">internet</text:span></text:p>
            </draw:text-box>
          </draw:frame>
        </draw:g>
        <draw:custom-shape draw:style-name="gr13" draw:text-style-name="P10" xml:id="id4" draw:id="id4" draw:layer="layout" svg:width="4.063cm" svg:height="1.9cm" svg:x="24.237cm" svg:y="13.7cm">
          <draw:glue-point draw:id="4" svg:x="-5cm" svg:y="-2.647cm"/>
          <draw:glue-point draw:id="5" svg:x="-5cm" svg:y="2.058cm"/>
          <draw:glue-point draw:id="6" svg:x="-5cm" svg:y="3.823cm"/>
          <text:list text:style-name="L1">
            <text:list-item>
              <text:p text:style-name="P9"><text:span text:style-name="T10">Gerber files</text:span></text:p>
            </text:list-item>
            <text:list-item>
              <text:p text:style-name="P9"><text:span text:style-name="T10">PS/PDF fil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4.702cm" svg:height="1.7cm" svg:x="23.898cm" svg:y="8.9cm">
          <draw:glue-point draw:id="4" svg:x="-5cm" svg:y="-2.647cm"/>
          <draw:glue-point draw:id="5" svg:x="-5cm" svg:y="2.058cm"/>
          <draw:glue-point draw:id="6" svg:x="-5cm" svg:y="3.823cm"/>
          <text:p text:style-name="P1">Inspect <text:line-break/>Gerber files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723cm" svg:height="0.763cm" svg:x="23.796cm" svg:y="8.237cm">
          <draw:text-box>
            <text:p><text:span text:style-name="T1">GerbViewer</text:span></text:p>
          </draw:text-box>
        </draw:frame>
        <draw:connector draw:style-name="gr1" draw:text-style-name="P1" draw:layer="layout" draw:type="line" svg:x1="26.268cm" svg:y1="13.7cm" svg:x2="26.249cm" svg:y2="10.6cm" draw:start-shape="id4" draw:start-glue-point="0" draw:end-shape="id8" draw:end-glue-point="2" svg:d="m26268 13700-19-3100">
          <text:p/>
        </draw:connector>
        <draw:connector draw:style-name="gr14" draw:text-style-name="P4" draw:layer="layout" draw:line-skew="-0.35cm" svg:x1="5.9cm" svg:y1="7.45cm" svg:x2="8.4cm" svg:y2="9.75cm" draw:start-shape="id9" draw:start-glue-point="1" draw:end-shape="id1" draw:end-glue-point="3" svg:d="m5900 7450h900v2300h1600">
          <text:p/>
        </draw:connector>
        <draw:connector draw:style-name="gr15" draw:text-style-name="P1" draw:layer="layout" draw:type="curve" draw:line-skew="0.806cm" svg:x1="19.604cm" svg:y1="15.5cm" svg:x2="18.401cm" svg:y2="15.5cm" draw:start-shape="id3" draw:start-glue-point="2" draw:end-shape="id3" draw:end-glue-point="5" svg:d="m19604 15500c0 1996-1203 1996-1203 0">
          <text:p/>
        </draw:connector>
        <draw:frame draw:style-name="gr2" draw:text-style-name="P2" draw:layer="layout" svg:width="1.8cm" svg:height="0.763cm" svg:x="19.4cm" svg:y="16.237cm">
          <draw:text-box>
            <text:p><text:span text:style-name="T1">.</text:span><text:span text:style-name="T1">brd</text:span></text:p>
          </draw:text-box>
        </draw:frame>
        <draw:connector draw:style-name="gr15" draw:text-style-name="P1" draw:layer="layout" draw:type="curve" svg:x1="13.2cm" svg:y1="9.75cm" svg:x2="13.2cm" svg:y2="9.75cm" draw:start-shape="id1" draw:end-shape="id1" svg:d="">
          <text:p/>
        </draw:connector>
        <draw:frame draw:style-name="gr2" draw:text-style-name="P2" draw:layer="layout" svg:width="1.8cm" svg:height="0.763cm" svg:x="10.5cm" svg:y="11.337cm">
          <draw:text-box>
            <text:p><text:span text:style-name="T1">.</text:span><text:span text:style-name="T1">sch</text:span></text:p>
          </draw:text-box>
        </draw:frame>
        <draw:frame draw:style-name="gr2" draw:text-style-name="P2" draw:layer="layout" svg:width="1.8cm" svg:height="0.763cm" svg:x="20.5cm" svg:y="7.3cm">
          <draw:text-box>
            <text:p><text:span text:style-name="T1">.</text:span><text:span text:style-name="T1">net</text:span></text:p>
          </draw:text-box>
        </draw:frame>
        <draw:connector draw:style-name="gr15" draw:text-style-name="P1" draw:layer="layout" draw:type="curve" draw:line-skew="0.806cm" svg:x1="10.75cm" svg:y1="10.6cm" svg:x2="9.601cm" svg:y2="10.599cm" draw:start-shape="id10" draw:start-glue-point="2" draw:end-shape="id10" draw:end-glue-point="5" svg:d="m10750 10600c0 1996-1149 1997-1149-1">
          <text:p/>
        </draw:connector>
        <draw:connector draw:style-name="gr15" draw:text-style-name="P1" draw:layer="layout" draw:type="curve" draw:line-skew="-0.913cm" svg:x1="19.6cm" svg:y1="8.9cm" svg:x2="20.699cm" svg:y2="8.9cm" draw:start-shape="id2" draw:start-glue-point="0" draw:end-shape="id2" draw:end-glue-point="6" svg:d="m19600 8900c0-2157 1099-2157 1099 0">
          <text:p/>
        </draw:connector>
        <draw:frame draw:style-name="gr2" draw:text-style-name="P2" draw:layer="layout" svg:width="1.8cm" svg:height="0.763cm" svg:x="5.8cm" svg:y="6.837cm">
          <draw:text-box>
            <text:p><text:span text:style-name="T1">.</text:span><text:span text:style-name="T1">lib</text:span></text:p>
          </draw:text-box>
        </draw:frame>
        <draw:frame draw:style-name="gr2" draw:text-style-name="P11" draw:layer="layout" svg:width="1.8cm" svg:height="0.763cm" svg:x="6.1cm" svg:y="3.537cm">
          <draw:text-box>
            <text:p><text:span text:style-name="T11">.</text:span><text:span text:style-name="T11">lib</text:span></text:p>
          </draw:text-box>
        </draw:frame>
        <draw:frame draw:style-name="gr2" draw:text-style-name="P2" draw:layer="layout" svg:width="1.8cm" svg:height="0.763cm" svg:x="10.5cm" svg:y="11.338cm">
          <draw:text-box>
            <text:p><text:span text:style-name="T1">.</text:span><text:span text:style-name="T1">sch</text:span></text:p>
          </draw:text-box>
        </draw:frame>
        <draw:frame draw:style-name="gr2" draw:text-style-name="P2" draw:layer="layout" svg:width="1.8cm" svg:height="0.763cm" svg:x="14.3cm" svg:y="3.037cm">
          <draw:text-box>
            <text:p><text:span text:style-name="T1">.</text:span><text:span text:style-name="T1">mod</text:span></text:p>
          </draw:text-box>
        </draw:frame>
        <draw:frame draw:style-name="gr2" draw:text-style-name="P11" draw:layer="layout" svg:width="1.8cm" svg:height="0.763cm" svg:x="14cm" svg:y="5.537cm">
          <draw:text-box>
            <text:p><text:span text:style-name="T11">.</text:span><text:span text:style-name="T11">mod</text:span></text:p>
          </draw:text-box>
        </draw:frame>
        <draw:frame draw:style-name="gr10" draw:text-style-name="P8" draw:layer="measurelines" svg:width="4.2cm" svg:height="1.115cm" svg:x="9.4cm" svg:y="12.7cm">
          <draw:text-box>
            <text:p><text:span text:style-name="T8">FreeRouter </text:span></text:p>
            <text:p><text:span text:style-name="T8">from freerouting.net</text:span></text:p>
          </draw:text-box>
        </draw:frame>
        <draw:custom-shape draw:style-name="gr11" draw:text-style-name="P4" xml:id="id11" draw:id="id11" draw:layer="measurelines" svg:width="4.8cm" svg:height="1.7cm" svg:x="9.6cm" svg:y="13.8cm">
          <draw:glue-point draw:id="4" svg:x="5cm" svg:y="-2.647cm"/>
          <text:p text:style-name="P1"><text:span text:style-name="T9">automatically </text:span></text:p>
          <text:p text:style-name="P1"><text:span text:style-name="T9">route board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measurelines" svg:x1="14.4cm" svg:y1="14.65cm" svg:x2="17.204cm" svg:y2="14.65cm" draw:start-shape="id11" draw:start-glue-point="1" draw:end-shape="id3" draw:end-glue-point="3" svg:d="m14400 14650h2804">
          <text:p/>
        </draw:connector>
        <draw:frame draw:style-name="gr2" draw:text-style-name="P11" draw:layer="measurelines" svg:width="1.8cm" svg:height="0.763cm" svg:x="14.7cm" svg:y="13.5cm">
          <draw:text-box>
            <text:p><text:span text:style-name="T11">.</text:span><text:span text:style-name="T11">dsn</text:span></text:p>
          </draw:text-box>
        </draw:frame>
        <draw:connector draw:style-name="gr17" draw:text-style-name="P4" draw:layer="measurelines" svg:x1="14.4cm" svg:y1="14.201cm" svg:x2="17.204cm" svg:y2="14.201cm" draw:start-shape="id11" draw:start-glue-point="4" draw:end-shape="id3" draw:end-glue-point="4" svg:d="m14400 14201h2804">
          <text:p/>
        </draw:connector>
        <draw:frame draw:style-name="gr2" draw:text-style-name="P11" draw:layer="measurelines" svg:width="1.8cm" svg:height="0.763cm" svg:x="14.6cm" svg:y="14.537cm">
          <draw:text-box>
            <text:p><text:span text:style-name="T11">.</text:span><text:span text:style-name="T11">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7-09T12:29:05</meta:creation-date>
    <dc:date>2011-08-04T16:49:21</dc:date>
    <meta:editing-duration>PT5H39M56S</meta:editing-duration>
    <meta:editing-cycles>26</meta:editing-cycles>
    <meta:generator>LibreOffice/3.4$Unix LibreOffice_project/340m1$Build-103</meta:generator>
    <meta:printed-by>fabrizio </meta:printed-by>
    <meta:print-date>2011-07-26T10:18:35</meta:print-date>
    <meta:document-statistic meta:object-count="50"/>
  </office:meta>
</office:document-meta>
</file>